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fo:color="#000000" style:font-name="Times New Roman" fo:font-size="12pt" fo:font-weight="bold" fo:background-color="transparent" style:font-name-asian="Times New Roman" style:font-name-complex="Times New Roman"/>
    </style:style>
    <style:style style:name="P2" style:family="paragraph" style:parent-style-name="Standard">
      <style:paragraph-properties fo:line-height="100%" fo:text-align="start" style:justify-single-word="false"/>
      <style:text-properties fo:color="#000000" style:font-name="Times New Roman" fo:font-size="12pt" fo:font-weight="normal" fo:background-color="transparent" style:font-name-asian="Times New Roman" style:font-name-complex="Times New Roman"/>
    </style:style>
    <style:style style:name="P3"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5"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7" style:family="paragraph" style:parent-style-name="Standard">
      <style:paragraph-properties fo:margin-top="0in" fo:margin-bottom="0.1965in" loext:contextual-spacing="false" fo:line-height="100%" fo:text-align="start" style:justify-single-word="false"/>
      <style:text-properties fo:color="#000000" style:font-name="Times New Roman" fo:font-size="12pt" fo:font-weight="normal" fo:background-color="transparent" style:font-name-asian="Times New Roman" style:font-name-complex="Times New Roman"/>
    </style:style>
    <style:style style:name="P8" style:family="paragraph" style:parent-style-name="Standard">
      <style:paragraph-properties fo:margin-top="0in" fo:margin-bottom="0.1965in" loext:contextual-spacing="false"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9" style:family="paragraph" style:parent-style-name="Standard">
      <style:paragraph-properties fo:margin-left="0.5in" fo:margin-right="0in" fo:line-height="100%" fo:text-align="justify" style:justify-single-word="false" fo:text-indent="0in" style:auto-text-indent="false"/>
      <style:text-properties fo:color="#000000" style:font-name="Times New Roman" fo:font-size="12pt" fo:font-weight="normal" fo:background-color="transparent" style:font-name-asian="Times New Roman" style:font-name-complex="Times New Roman"/>
    </style:style>
    <style:style style:name="P10" style:family="paragraph" style:parent-style-name="Standard">
      <style:paragraph-properties fo:margin-left="0.5in" fo:margin-right="0in" fo:line-height="100%" fo:text-align="start" style:justify-single-word="false" fo:text-indent="0in" style:auto-text-indent="false"/>
      <style:text-properties fo:color="#000000" style:font-name="Times New Roman" fo:font-size="12pt" fo:font-weight="normal" fo:background-color="transparent" style:font-name-asian="Times New Roman" style:font-name-complex="Times New Roman"/>
    </style:style>
    <style:style style:name="P11" style:family="paragraph" style:parent-style-name="Standard" style:list-style-name="L1">
      <style:paragraph-properties fo:line-height="100%" fo:text-align="justify" style:justify-single-word="false"/>
      <style:text-properties fo:color="#000000" style:font-name="Times New Roman" fo:font-size="12pt" fo:font-weight="normal" fo:background-color="transparent" style:font-name-asian="Times New Roman" style:font-name-complex="Times New Roman"/>
    </style:style>
    <style:style style:name="P12" style:family="paragraph" style:parent-style-name="Standard" style:list-style-name="L5">
      <style:paragraph-properties fo:line-height="100%" fo:text-align="justify" style:justify-single-word="false"/>
      <style:text-properties fo:color="#000000" style:font-name="Times New Roman" fo:font-size="12pt" fo:font-weight="normal" fo:background-color="transparent" style:font-name-asian="Times New Roman" style:font-name-complex="Times New Roman"/>
    </style:style>
    <style:style style:name="P13" style:family="paragraph" style:parent-style-name="Standard" style:list-style-name="L2">
      <style:paragraph-properties fo:line-height="100%" fo:text-align="start" style:justify-single-word="false"/>
      <style:text-properties fo:color="#000000" style:font-name="Times New Roman" fo:font-size="12pt" fo:font-weight="normal" fo:background-color="transparent" style:font-name-asian="Times New Roman" style:font-name-complex="Times New Roman"/>
    </style:style>
    <style:style style:name="P14" style:family="paragraph" style:parent-style-name="Standard" style:list-style-name="L4">
      <style:paragraph-properties fo:line-height="100%" fo:text-align="start" style:justify-single-word="false"/>
      <style:text-properties fo:color="#000000" style:font-name="Times New Roman" fo:font-size="12pt" fo:font-weight="normal" fo:background-color="transparent" style:font-name-asian="Times New Roman" style:font-name-complex="Times New Roman"/>
    </style:style>
    <style:style style:name="P15" style:family="paragraph" style:parent-style-name="Standard" style:list-style-name="L7">
      <style:paragraph-properties fo:line-height="100%" fo:text-align="start" style:justify-single-word="false"/>
      <style:text-properties fo:color="#000000" style:font-name="Times New Roman" fo:font-size="12pt" fo:font-weight="normal" fo:background-color="transparent" style:font-name-asian="Times New Roman" style:font-name-complex="Times New Roman"/>
    </style:style>
    <style:style style:name="P16" style:family="paragraph" style:parent-style-name="Standard" style:list-style-name="L1">
      <style:paragraph-properties fo:line-height="108%" fo:text-align="justify" style:justify-single-word="false"/>
      <style:text-properties fo:color="#000000" style:font-name="Times New Roman" fo:font-size="12pt" fo:font-weight="normal" officeooo:paragraph-rsid="00199687" fo:background-color="transparent" style:font-name-asian="Times New Roman" style:font-name-complex="Times New Roman"/>
    </style:style>
    <style:style style:name="P17" style:family="paragraph" style:parent-style-name="Standard" style:list-style-name="L3">
      <style:paragraph-properties fo:line-height="100%" fo:text-align="start" style:justify-single-word="false"/>
      <style:text-properties fo:color="#000000" style:font-name="Times New Roman" fo:font-size="12pt" fo:font-weight="normal" officeooo:rsid="00199687" officeooo:paragraph-rsid="00199687" fo:background-color="transparent" style:font-name-asian="Times New Roman" style:font-name-complex="Times New Roman"/>
    </style:style>
    <style:style style:name="P18" style:family="paragraph" style:parent-style-name="Standard">
      <style:paragraph-properties fo:line-height="100%" fo:text-align="start" style:justify-single-word="false"/>
      <style:text-properties fo:color="#000000" style:font-name="Times New Roman" fo:font-size="12pt" fo:font-weight="normal" officeooo:rsid="00199687" officeooo:paragraph-rsid="00199687" fo:background-color="transparent" style:font-name-asian="Times New Roman" style:font-name-complex="Times New Roman"/>
    </style:style>
    <style:style style:name="P19" style:family="paragraph" style:parent-style-name="Standard" style:list-style-name="L4">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list-style-name="L5">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list-style-name="L6">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paragraph-properties fo:line-height="100%" fo:text-align="start" style:justify-single-word="false"/>
      <style:text-properties style:use-window-font-color="true" style:font-name="Times New Roman" fo:font-size="12pt" fo:font-weight="normal" officeooo:paragraph-rsid="00199687" fo:background-color="transparent" style:font-name-asian="Times New Roman" style:font-name-complex="Times New Roman"/>
    </style:style>
    <style:style style:name="P23" style:family="paragraph" style:parent-style-name="Standard">
      <style:paragraph-properties fo:line-height="100%" fo:text-align="start" style:justify-single-word="false"/>
      <style:text-properties style:use-window-font-color="true" style:font-name="Times New Roman" fo:font-size="12pt" fo:font-weight="normal" officeooo:rsid="001ae154" fo:background-color="transparent" style:font-name-asian="Times New Roman" style:font-name-complex="Times New Roman"/>
    </style:style>
    <style:style style:name="P24" style:family="paragraph" style:parent-style-name="Standard" style:list-style-name="L1">
      <style:paragraph-properties fo:line-height="108%"/>
      <style:text-properties officeooo:paragraph-rsid="00199687"/>
    </style:style>
    <style:style style:name="P25" style:family="paragraph" style:parent-style-name="Standard" style:list-style-name="L6">
      <style:paragraph-properties fo:margin-top="0in" fo:margin-bottom="0.1965in" loext:contextual-spacing="false" fo:line-height="100%" fo:text-align="start" style:justify-single-word="false"/>
      <style:text-properties fo:color="#000000" style:font-name="Times New Roman" fo:font-size="12pt" fo:font-weight="normal" fo:background-color="transparent" style:font-name-asian="Times New Roman" style:font-name-complex="Times New Roman"/>
    </style:style>
    <style:style style:name="T1" style:family="text">
      <style:text-properties style:use-window-font-color="true"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officeooo:rsid="001ae154"/>
    </style:style>
    <text:list-style style:name="L1">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C</text:p>
      <text:p text:style-name="P3"/>
      <text:p text:style-name="P1">Memory Intensive</text:p>
      <text:p text:style-name="P4"/>
      <text:p text:style-name="P4"/>
      <text:p text:style-name="P2">1 <text:s/>What is the difference between first and second for loop?</text:p>
      <text:p text:style-name="P4"/>
      <text:p text:style-name="P4"/>
      <text:p text:style-name="P2">// First for loop</text:p>
      <text:p text:style-name="P2"><text:s text:c="8"/>for(i = 0; i &lt; rows; i++){</text:p>
      <text:p text:style-name="P2"><text:s text:c="16"/>for(j = 0; j &lt; columns; j++){</text:p>
      <text:p text:style-name="P2"><text:s text:c="24"/>matrix[i][j] = 0;</text:p>
      <text:p text:style-name="P2"><text:s text:c="16"/>}</text:p>
      <text:p text:style-name="P2"><text:s text:c="8"/>}</text:p>
      <text:p text:style-name="P4"/>
      <text:p text:style-name="P2">// Second for loop</text:p>
      <text:p text:style-name="P2"><text:s text:c="8"/>for(j = 0; j &lt; columns; j++){</text:p>
      <text:p text:style-name="P2"><text:s text:c="16"/>for(i = 0; i &lt; rows; i++){</text:p>
      <text:p text:style-name="P2"><text:s text:c="24"/>matrix[i][j] = 5;</text:p>
      <text:p text:style-name="P2"><text:s text:c="16"/>}</text:p>
      <text:p text:style-name="P7"><text:s text:c="8"/>}</text:p>
      <text:p text:style-name="P4"/>
      <text:list xml:id="list998669177" text:style-name="L1">
        <text:list-item>
          <text:p text:style-name="P24"><text:span text:style-name="T1">F</text:span>irst loop will perform better than second one as only one page has to be in memory to accessed and updated for the whole column </text:p>
        </text:list-item>
        <text:list-item>
          <text:p text:style-name="P16"><text:span text:style-name="T2">W</text:span>hile for first loop it tries to bring all pages (if does not exist) into memory for every row-column pair( i, j)</text:p>
        </text:list-item>
        <text:list-item>
          <text:p text:style-name="P11">The first loop access memory cells for matrix row-wise on each iteration, </text:p>
        </text:list-item>
      </text:list>
      <text:p text:style-name="P9">like: matrix[0][0], matrix[0][5], matrix[0][6],...,matrix[1][0],...,matrix[2][0]...Here the Accessing is <text:s/>row wise (columns changes at read read row changes only after value of column number of reads), One row loaded at time so page fault happens when row changes (for outer loop) and for each alternative row access a page fault happens so number of page faults “100” in first loop.</text:p>
      <text:p text:style-name="P4"/>
      <text:list xml:id="list2168382838" text:style-name="L2">
        <text:list-item>
          <text:p text:style-name="P13">The Second loop access memory cells for matrix column-wise like:</text:p>
        </text:list-item>
      </text:list>
      <text:p text:style-name="P10">At each iteration Row changes and allocation is in row major and each row takes one page. So the second loop will causes page fault for each alternative matrix[i][j] access so total number of page faults are (512 * 100 = 51200).</text:p>
      <text:p text:style-name="P4"/>
      <text:p text:style-name="P4"/>
      <text:p text:style-name="P2">2 <text:s/>How many pages are allocated for the matrix?</text:p>
      <text:p text:style-name="P4"/>
      <text:list xml:id="list3201909256" text:style-name="L3">
        <text:list-item>
          <text:p text:style-name="P17">There are around 512 entries in a column and 100 entries in a row.</text:p>
        </text:list-item>
        <text:list-item>
          <text:p text:style-name="P17">The pointer of unsigned long type utilizes 8 bytes</text:p>
        </text:list-item>
        <text:list-item>
          <text:p text:style-name="P17">Column is of size: 100*512*8 bytes</text:p>
        </text:list-item>
        <text:list-item>
          <text:p text:style-name="P17">Total size: Size of Matrix pointer array + total size of all column = (100*8 + 100 *512 *8)/(page size)</text:p>
        </text:list-item>
      </text:list>
      <text:p text:style-name="P18"/>
      <text:p text:style-name="P22"><text:soft-page-break/></text:p>
      <text:p text:style-name="P2">3 <text:s/>Which loop performs better?</text:p>
      <text:list xml:id="list3674194659" text:style-name="L4">
        <text:list-item>
          <text:p text:style-name="P19">The first loop performs better as it tries to load the page in combination of row with column where as the second loop tries to load pages in combination of column with arbitrary combination of rows and then merge them in form of row and column.</text:p>
        </text:list-item>
        <text:list-item>
          <text:p text:style-name="P14">The first loop performs better due to lesser number of page faults in comparison to second loop.</text:p>
        </text:list-item>
      </text:list>
      <text:p text:style-name="P4"/>
      <text:p text:style-name="P4"/>
      <text:p text:style-name="P2">4 <text:s/>What happens if the number of rows increase?</text:p>
      <text:p text:style-name="P4"/>
      <text:p text:style-name="P23"/>
      <text:list xml:id="list1488277591" text:style-name="L5">
        <text:list-item>
          <text:p text:style-name="P20">The increase in number of rows in memory consumption indicates the gradual increase with the number of physical memory used <text:span text:style-name="T3">when the column is constant</text:span>.</text:p>
        </text:list-item>
        <text:list-item>
          <text:p text:style-name="P12">Even if the number of rows increases the page faults for first loop would increase in an additive way where as the second loop would have have a multiplicative increase as the number of pages fault for second loop is (columns * rows) and the number of page faults for first loop is numbers of rows as aforementioned.</text:p>
        </text:list-item>
      </text:list>
      <text:p text:style-name="P5"/>
      <text:p text:style-name="P4"/>
      <text:p text:style-name="P4"/>
      <text:p text:style-name="P2">5 <text:s/>What happens if the number of columns increase?</text:p>
      <text:p text:style-name="P8"/>
      <text:list xml:id="list3198624679" text:style-name="L6">
        <text:list-item>
          <text:p text:style-name="P21"><text:span text:style-name="T3">With the </text:span><text:s/>increase in number of rows <text:span text:style-name="T3">and Row constant </text:span>in memory consumption indicates the gradual increase with the number of physical memory used.</text:p>
        </text:list-item>
        <text:list-item>
          <text:p text:style-name="P25">If the number of columns increases then there would more number of page faults happening in second loop in comparison to first loop as the page fault for second loop is (columns * rows) and the number of page faults for first loop is numbers of rows which would not make any difference in first loop. </text:p>
        </text:list-item>
      </text:list>
      <text:p text:style-name="P4"/>
      <text:p text:style-name="P4"/>
      <text:p text:style-name="P4"/>
      <text:p text:style-name="P4"/>
      <text:p text:style-name="P6">Computation Intensive</text:p>
      <text:p text:style-name="P3"/>
      <text:p text:style-name="P4"/>
      <text:p text:style-name="P4"/>
      <text:p text:style-name="P2">6 <text:s/>How does increase in MAX_NUM value affect page allocation? </text:p>
      <text:p text:style-name="P4"/>
      <text:list xml:id="list1191032340" text:style-name="L7">
        <text:list-item>
          <text:p text:style-name="P15">The MAX_NUM requires same number of page blocks even after increase in page allocation.</text:p>
        </text:list-item>
      </text:list>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date>2019-11-17T22:08:09.232382974</dc:date>
    <meta:editing-duration>PT3M37S</meta:editing-duration>
    <meta:editing-cycles>1</meta:editing-cycles>
    <meta:document-statistic meta:table-count="0" meta:image-count="0" meta:object-count="0" meta:page-count="2" meta:paragraph-count="38" meta:word-count="578" meta:character-count="3269" meta:non-whitespace-character-count="2588"/>
  </office:meta>
</office:document-meta>
</file>